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9.5cm" style:rel-column-width="32767*"/>
    </style:style>
    <style:style style:name="Tabela1.B" style:family="table-column">
      <style:table-column-properties style:column-width="9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P1" style:family="paragraph" style:parent-style-name="Heading_20_3">
      <style:text-properties officeooo:paragraph-rsid="0024308b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text-properties officeooo:paragraph-rsid="0022f065"/>
    </style:style>
    <style:style style:name="P4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Liberation Serif" officeooo:rsid="001f45a6"/>
    </style:style>
    <style:style style:name="P6" style:family="paragraph" style:parent-style-name="Text_20_body">
      <style:text-properties style:font-name="Liberation Serif" fo:font-weight="bold" officeooo:rsid="001f45a6" style:font-weight-asian="bold" style:font-weight-complex="bold"/>
    </style:style>
    <style:style style:name="P7" style:family="paragraph" style:parent-style-name="Heading_20_3">
      <style:text-properties style:font-name="Liberation Serif" fo:font-size="12pt" fo:font-weight="normal" officeooo:rsid="0024308b" officeooo:paragraph-rsid="0024308b" style:font-size-asian="12pt" style:font-weight-asian="normal" style:font-size-complex="12pt" style:font-weight-complex="normal"/>
    </style:style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cm" fo:margin-bottom="0cm" style:contextual-spacing="false"/>
      <style:text-properties style:font-name="Liberation Serif"/>
    </style:style>
    <style:style style:name="P10" style:family="paragraph" style:parent-style-name="Text_20_body" style:list-style-name="L6">
      <style:text-properties style:font-name="Liberation Serif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Liberation Serif" officeooo:paragraph-rsid="0022f065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style:font-name="Liberation Serif" officeooo:paragraph-rsid="00250186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font-name="Liberation Serif" officeooo:paragraph-rsid="0022f065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style:font-name="Liberation Serif" officeooo:paragraph-rsid="0022f065"/>
    </style:style>
    <style:style style:name="P15" style:family="paragraph" style:parent-style-name="Text_20_body" style:list-style-name="L5">
      <style:paragraph-properties fo:margin-top="0cm" fo:margin-bottom="0cm" style:contextual-spacing="false"/>
      <style:text-properties style:font-name="Liberation Serif" officeooo:paragraph-rsid="0022f065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officeooo:paragraph-rsid="0022f065"/>
    </style:style>
    <style:style style:name="T1" style:family="text">
      <style:text-properties officeooo:rsid="0024308b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4308b" style:font-size-asian="12pt" style:font-size-complex="12pt"/>
    </style:style>
    <style:style style:name="T5" style:family="text">
      <style:text-properties style:font-name="Liberation Serif" fo:font-size="12pt" officeooo:rsid="00250186" style:font-size-asian="12pt" style:font-size-complex="12pt"/>
    </style:style>
    <style:style style:name="T6" style:family="text">
      <style:text-properties style:font-name="Liberation Serif" fo:font-size="12pt" fo:font-weight="bold" officeooo:rsid="00250186" style:font-name-asian="Noto Serif CJK SC" style:font-size-asian="12pt" style:font-weight-asian="bold" style:font-name-complex="Lohit Devanagari1" style:font-size-complex="12pt" style:font-weight-complex="bold"/>
    </style:style>
    <style:style style:name="T7" style:family="text">
      <style:text-properties style:font-name="Liberation Serif" fo:font-size="12pt" officeooo:rsid="00250186" style:font-name-asian="Noto Serif CJK SC" style:font-size-asian="12pt" style:font-name-complex="Lohit Devanagari1" style:font-size-complex="12pt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fo:color="#f44336" loext:opacity="100%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color="#f44336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officeooo:rsid="0029d198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" text:bullet-char="">
        <style:list-level-properties text:space-before="2.002cm" text:min-label-width="0.499cm"/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LATÓRIO DE REUNIÃO - 04/11/2023</text:h>
      <text:p text:style-name="Text_20_body"><text:span text:style-name="Strong_20_Emphasis"><text:span text:style-name="T2">Presentes:</text:span></text:span></text:p>
      <text:list xml:id="list563803863" text:style-name="L6">
        <text:list-item>
          <text:p text:style-name="P8"><text:span text:style-name="Strong_20_Emphasis"><text:span text:style-name="T2">Backend:</text:span></text:span></text:p>
          <text:list>
            <text:list-item>
              <text:p text:style-name="P9">André Cordeiro Ignacio</text:p>
            </text:list-item>
            <text:list-item>
              <text:p text:style-name="P9">Gabriel Vieira Cavalcante </text:p>
            </text:list-item>
            <text:list-item>
              <text:p text:style-name="P9">Beatryz Kleuvyn Silva Arruda</text:p>
            </text:list-item>
          </text:list>
        </text:list-item>
        <text:list-item>
          <text:p text:style-name="P8"><text:span text:style-name="Strong_20_Emphasis"><text:span text:style-name="T2">Frontend:</text:span></text:span></text:p>
          <text:list>
            <text:list-item>
              <text:p text:style-name="P9">Davi Marques Costa</text:p>
            </text:list-item>
          </text:list>
        </text:list-item>
        <text:list-item>
          <text:p text:style-name="P8"><text:span text:style-name="Strong_20_Emphasis"><text:span text:style-name="T2">Requisitos/Testes:</text:span></text:span></text:p>
          <text:list>
            <text:list-item>
              <text:p text:style-name="P9">Marco Antônio Rabelo Sales</text:p>
            </text:list-item>
            <text:list-item>
              <text:p text:style-name="P10">Gracielly dos Santos Ribeiro</text:p>
            </text:list-item>
          </text:list>
        </text:list-item>
      </text:list>
      <text:h text:style-name="Heading_20_2" text:outline-level="2"><text:span text:style-name="Strong_20_Emphasis"><text:span text:style-name="T3">Prazo para Finalização: </text:span></text:span><text:span text:style-name="Strong_20_Emphasis"><text:span text:style-name="T9">10/11/2023</text:span></text:span></text:h>
      <text:h text:style-name="Heading_20_4" text:outline-level="4"><text:span text:style-name="Strong_20_Emphasis"><text:span text:style-name="T3">Tópicos Discutidos na Reunião:</text:span></text:span></text:h>
      <text:h text:style-name="P1" text:outline-level="3"><text:span text:style-name="Strong_20_Emphasis"><text:span text:style-name="T4">Integração </text:span></text:span><text:span text:style-name="Strong_20_Emphasis"><text:span text:style-name="T5">e Comunicaç</text:span></text:span><text:span text:style-name="Strong_20_Emphasis"><text:span text:style-name="T6">ã</text:span></text:span><text:span text:style-name="Strong_20_Emphasis"><text:span text:style-name="T7">o</text:span></text:span><text:span text:style-name="Strong_20_Emphasis"><text:span text:style-name="T4"> </text:span></text:span><text:span text:style-name="Strong_20_Emphasis"><text:span text:style-name="T3">entre Backend e Frontend</text:span></text:span></text:h>
      <text:h text:style-name="P7" text:outline-level="3">Foi ressaltada a importância de estabelecer a integração entre o Backend e Frontend, bem como a realização de testes minuciosos para assegurar que as chamadas da API estejam funcionando adequadamente. Isso implica a execução de testes de integração com o objetivo de verificar a precisão das operações CRUD.</text:h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<text:span text:style-name="Strong_20_Emphasis"><text:span text:style-name="T2">Backend - Cadastro:</text:span></text:span></text:p>
            <text:list xml:id="list2568400091" text:style-name="L1">
              <text:list-item>
                <text:p text:style-name="P11">Cadastro de produtos</text:p>
              </text:list-item>
              <text:list-item>
                <text:p text:style-name="P11">Cadastro de clientes</text:p>
              </text:list-item>
              <text:list-item>
                <text:p text:style-name="P11">Cadastro de vendedores</text:p>
              </text:list-item>
              <text:list-item>
                <text:p text:style-name="P11">Cadastro de notas fiscais</text:p>
              </text:list-item>
              <text:list-item>
                <text:p text:style-name="P11">Cadastro de fornecedores</text:p>
              </text:list-item>
            </text:list>
            <text:list xml:id="list3277714901" text:style-name="L2">
              <text:list-item>
                <text:p text:style-name="P12">Cadastro de itens de estoque</text:p>
              </text:list-item>
            </text:list>
            <text:list xml:id="list2944239956" text:style-name="L3">
              <text:list-item>
                <text:p text:style-name="P13">Cadastro de finalizadores</text:p>
              </text:list-item>
              <text:list-item>
                <text:p text:style-name="P13"><text:span text:style-name="T11">Cadastro </text:span>Ficha técnica do produto</text:p>
              </text:list-item>
            </text:list>
          </table:table-cell>
          <table:table-cell table:style-name="Tabela1.B1" office:value-type="string">
            <text:p text:style-name="P3"><text:span text:style-name="Strong_20_Emphasis"><text:span text:style-name="T2">Frontend - Cadastro:</text:span></text:span></text:p>
            <text:list xml:id="list2895245810" text:style-name="L4">
              <text:list-item>
                <text:p text:style-name="P14">Cadastro de produtos</text:p>
              </text:list-item>
              <text:list-item>
                <text:p text:style-name="P14">Cadastro de clientes</text:p>
              </text:list-item>
              <text:list-item>
                <text:p text:style-name="P14">Cadastro de vendedores</text:p>
              </text:list-item>
            </text:list>
            <text:list xml:id="list1486679188" text:style-name="L5">
              <text:list-item>
                <text:p text:style-name="P15">Cadastro de notas fiscais</text:p>
              </text:list-item>
              <text:list-item>
                <text:p text:style-name="P15">Cadastro de itens de estoque</text:p>
              </text:list-item>
              <text:list-item>
                <text:p text:style-name="P15">Cadastro de finalizadores</text:p>
              </text:list-item>
              <text:list-item>
                <text:p text:style-name="P15">Cadastro de fornecedores</text:p>
              </text:list-item>
              <text:list-item>
                <text:p text:style-name="P16"><text:span text:style-name="T2">Ficha técnica do produto</text:span></text:p>
              </text:list-item>
            </text:list>
          </table:table-cell>
        </table:table-row>
      </table:table>
      <text:p text:style-name="P2"><text:span text:style-name="Strong_20_Emphasis"><text:span text:style-name="T2"/></text:span></text:p>
      <text:p text:style-name="P6">Ações Definidas:</text:p>
      <text:p text:style-name="P5"><text:s text:c="4"/>• A equipe de Backend irá finalizar o desenvolvimento das funcionalidades de cadastro, garantindo que haja <text:span text:style-name="T1">a integração </text:span>com <text:span text:style-name="T1">o </text:span>Frontend.</text:p>
      <text:p text:style-name="P5"><text:s text:c="4"/>• A equipe de Frontend continuara a trabalhar nas interfaces de usuário para as funcionalidades de cadastro, alinhando-se com a equipe de Backend.</text:p>
      <text:p text:style-name="P5"><text:s text:c="4"/>• A equipe de Requisitos/Testes Marco Antônio Rabelo Sales e Gracielly dos Santos Ribeiro irá acompanhar de perto o progresso do desenvolvimento, garantindo que os requisitos sejam atendidos e que testes sejam realizados de forma abrangente.</text:p>
      <text:p text:style-name="P5"><text:s text:c="4"/>• O prazo para a finalização de todas as funcionalidades é até <text:span text:style-name="T10">10/11/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09:58:03.225344492</meta:creation-date>
    <dc:date>2023-11-04T18:23:55.408017390</dc:date>
    <meta:editing-duration>PT14M2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8" meta:word-count="276" meta:character-count="1723" meta:non-whitespace-character-count="1493"/>
  </office:meta>
</office:document-meta>
</file>